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22:29:11.31337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Kirkeby</meta:initial-creator>
    <meta:creation-date>2017-07-04T20:59:34.237547768</meta:creation-date>
    <dc:date>2017-07-05T22:29:22.447749021</dc:date>
    <dc:creator>Ole Kirkeby</dc:creator>
    <meta:editing-duration>PT8M51S</meta:editing-duration>
    <meta:editing-cycles>3</meta:editing-cycles>
    <meta:generator>LibreOffice/5.0.3.2$Linux_X86_64 LibreOffice_project/00m0$Build-2</meta:generator>
    <meta:document-statistic meta:table-count="1" meta:cell-count="32" meta:object-count="0"/>
  </office:meta>
</office:document-meta>
</file>